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Roboto Slab" svg:font-family="'Roboto Slab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-1.251cm" style:auto-text-indent="false">
        <style:tab-stops/>
      </style:paragraph-properties>
    </style:style>
    <style:style style:name="P2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officeooo:rsid="001d3e0b" officeooo:paragraph-rsid="001d3e0b"/>
    </style:style>
    <style:style style:name="P3" style:family="paragraph" style:parent-style-name="No_20_Spacing">
      <style:paragraph-properties fo:margin-left="1.251cm" fo:margin-right="0cm" fo:text-indent="-1.251cm" style:auto-text-indent="false">
        <style:tab-stops/>
      </style:paragraph-properties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style:font-name="Roboto Slab" fo:font-size="10.5pt" style:font-size-asian="10.5pt"/>
    </style:style>
    <style:style style:name="P6" style:family="paragraph" style:parent-style-name="Normal">
      <style:paragraph-properties fo:hyphenation-ladder-count="no-limit" fo:break-before="page"/>
      <style:text-properties style:font-name="Roboto Slab" fo:font-size="10.5pt" style:font-size-asian="10.5pt" fo:hyphenate="true"/>
    </style:style>
    <style:style style:name="P7" style:family="paragraph" style:parent-style-name="Normal">
      <style:paragraph-properties fo:hyphenation-ladder-count="no-limit" fo:break-before="page"/>
      <style:text-properties fo:hyphenate="true"/>
    </style:style>
    <style:style style:name="P8" style:family="paragraph" style:parent-style-name="Standard">
      <style:text-properties style:font-name="Roboto Slab" fo:font-size="10.5pt" style:font-size-asian="10.5pt"/>
    </style:style>
    <style:style style:name="P9" style:family="paragraph" style:parent-style-name="Standard" style:master-page-name="">
      <style:paragraph-properties fo:margin-left="1.199cm" fo:margin-right="0cm" fo:text-align="start" style:justify-single-word="false" fo:hyphenation-ladder-count="no-limit" fo:text-indent="-1.199cm" style:auto-text-indent="false" style:page-number="auto">
        <style:tab-stops/>
      </style:paragraph-properties>
      <style:text-properties fo:hyphenate="false"/>
    </style:style>
    <style:style style:name="P10" style:family="paragraph" style:parent-style-name="Standard" style:master-page-name="MP0">
      <style:paragraph-properties fo:margin-left="1.251cm" fo:margin-right="0cm" fo:text-indent="-1.251cm" style:auto-text-indent="false" style:page-number="auto" fo:break-before="page">
        <style:tab-stops/>
      </style:paragraph-properties>
    </style:style>
    <style:style style:name="P11" style:family="paragraph" style:parent-style-name="Standard">
      <style:paragraph-properties fo:margin-left="1.251cm" fo:margin-right="0cm" fo:text-indent="-1.251cm" style:auto-text-indent="false">
        <style:tab-stops/>
      </style:paragraph-properties>
    </style:style>
    <style:style style:name="P12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officeooo:paragraph-rsid="001f6f83"/>
    </style:style>
    <style:style style:name="P13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officeooo:paragraph-rsid="002042b2"/>
    </style:style>
    <style:style style:name="P14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officeooo:paragraph-rsid="0020eec1"/>
    </style:style>
    <style:style style:name="P15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officeooo:paragraph-rsid="0025fd81"/>
    </style:style>
    <style:style style:name="P16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officeooo:paragraph-rsid="0027b6fd"/>
    </style:style>
    <style:style style:name="P17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officeooo:rsid="0025fd81" officeooo:paragraph-rsid="0025fd81"/>
    </style:style>
    <style:style style:name="P18" style:family="paragraph" style:parent-style-name="Standard">
      <style:paragraph-properties fo:margin-left="1.251cm" fo:margin-right="0cm" fo:text-indent="-1.251cm" style:auto-text-indent="false">
        <style:tab-stops/>
      </style:paragraph-properties>
      <style:text-properties officeooo:rsid="00266175" officeooo:paragraph-rsid="00266175"/>
    </style:style>
    <style:style style:name="P19" style:family="paragraph" style:parent-style-name="Standard" style:list-style-name="L1">
      <style:paragraph-properties>
        <style:tab-stops/>
      </style:paragraph-properties>
      <style:text-properties officeooo:rsid="00266175" officeooo:paragraph-rsid="00266175"/>
    </style:style>
    <style:style style:name="P20" style:family="paragraph" style:parent-style-name="Standard" style:list-style-name="L2">
      <style:paragraph-properties>
        <style:tab-stops/>
      </style:paragraph-properties>
      <style:text-properties officeooo:rsid="00266175" officeooo:paragraph-rsid="00266175"/>
    </style:style>
    <style:style style:name="P21" style:family="paragraph" style:parent-style-name="Standard" style:list-style-name="L3">
      <style:paragraph-properties>
        <style:tab-stops/>
      </style:paragraph-properties>
      <style:text-properties officeooo:rsid="00266175" officeooo:paragraph-rsid="00266175"/>
    </style:style>
    <style:style style:name="P22" style:family="paragraph" style:parent-style-name="Standard" style:list-style-name="L4">
      <style:paragraph-properties>
        <style:tab-stops/>
      </style:paragraph-properties>
      <style:text-properties officeooo:rsid="00266175" officeooo:paragraph-rsid="00266175"/>
    </style:style>
    <style:style style:name="P23" style:family="paragraph" style:parent-style-name="Standard" style:list-style-name="L5">
      <style:paragraph-properties>
        <style:tab-stops/>
      </style:paragraph-properties>
      <style:text-properties officeooo:rsid="0027b6fd" officeooo:paragraph-rsid="0027b6fd"/>
    </style:style>
    <style:style style:name="T1" style:family="text">
      <style:text-properties officeooo:rsid="001c9843"/>
    </style:style>
    <style:style style:name="T2" style:family="text">
      <style:text-properties officeooo:rsid="001db527"/>
    </style:style>
    <style:style style:name="T3" style:family="text">
      <style:text-properties officeooo:rsid="001f6f83"/>
    </style:style>
    <style:style style:name="T4" style:family="text">
      <style:text-properties officeooo:rsid="002042b2"/>
    </style:style>
    <style:style style:name="T5" style:family="text">
      <style:text-properties officeooo:rsid="0020eec1"/>
    </style:style>
    <style:style style:name="T6" style:family="text">
      <style:text-properties officeooo:rsid="0022aafa"/>
    </style:style>
    <style:style style:name="T7" style:family="text">
      <style:text-properties officeooo:rsid="00245bd7"/>
    </style:style>
    <style:style style:name="T8" style:family="text">
      <style:text-properties officeooo:rsid="0025fd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4cm" fo:text-indent="-0.635cm" fo:margin-left="7.00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#### Trials and Tribulations</text:p>
      <text:p text:style-name="P2">@@@@@@@@@@@@Image </text:p>
      <text:p text:style-name="P2"/>
      <text:p text:style-name="P1">From the image above you can see 6 different iterations of this quadcopter design.</text:p>
      <text:p text:style-name="P1">From the top left to the bottom right you can see the change in materials and design modifications.</text:p>
      <text:p text:style-name="P1"/>
      <text:p text:style-name="P9">This is by no means a comprehensive list of different iterations. This is just what I found lying around <text:span text:style-name="T3">at home</text:span>. The following are some of the design considerations. </text:p>
      <text:p text:style-name="P1"/>
      <text:p text:style-name="P1">### Materials</text:p>
      <text:p text:style-name="P1">I have been experimenting with many different materials, my primary concerns are weight, flexibility/rigidity and strength.</text:p>
      <text:p text:style-name="P1"/>
      <text:p text:style-name="P15">At first I experimented with Acrylic at first which is really easy to lasercut and I have access to a laser cutter, so <text:span text:style-name="T3">for my purposes </text:span>this was the best material to prototype with. Acrylic is quite expensive compared with other materials such as Polycarbonate or plywood but my main issue was it was so brittle. I have had many light crashes where the frame just snapped in two. This not being my first quad, I am very used to crashes and having them break but these frames need to be more resilient, this was unacceptable. </text:p>
      <text:p text:style-name="P15"/>
      <text:p text:style-name="P15">******IMAGE</text:p>
      <text:p text:style-name="P1"/>
      <text:p text:style-name="P12">I next tried polycarbonate, <text:span text:style-name="T2">this</text:span> material <text:span text:style-name="T2">is </text:span>used in bullet-proof glass. It is heavier than acrylic and also surprisingly flexible I could bend it back <text:span text:style-name="T3">on itself.</text:span></text:p>
      <text:p text:style-name="P12"/>
      <text:p text:style-name="P13">@@@@@@@@@@@@@@@@@@@@@@@@PIC@@@@@@@@@@@@@@ </text:p>
      <text:p text:style-name="P13"/>
      <text:p text:style-name="P13">This material also had to be water-jet cut as laser-cutting caused all sorts of toxic fumes to come out, and this process is so much more costly.</text:p>
      <text:p text:style-name="P1"/>
      <text:p text:style-name="P14">In my search I started to look at <text:span text:style-name="T4">different types of plywoods</text:span>. I first had started on marine ply which is very toxic to lasercut but readily available. <text:span text:style-name="T4">Marine Ply is quite heavy, very strong and waterproof. It was however too heavy for my applications but was very interesting to play around with. </text:span></text:p>
      <text:p text:style-name="P14"><text:span text:style-name="T5">While looking at ply I came across </text:span>bamboo ply which fulfils most of my criteria. Its very light, cheap and quite strong. <text:span text:style-name="T5">This is what I have been designing with more recently and its been very nice to work with. The strength is not as good as I would have liked and I have had to reinforce it in places to make sure it does not snap.</text:span></text:p>
      <text:p text:style-name="P18">*********Image of snapped Bamboo ply</text:p>
      <text:p text:style-name="P1"/>
      <text:p text:style-name="P1">## Weight vs Flexibility/Rigidity</text:p>
      <text:p text:style-name="P1"/>
      <text:p text:style-name="P1">Weight is the most crucial <text:span text:style-name="T7">design consideration </text:span>as it effect<text:span text:style-name="T6">s</text:span> <text:span text:style-name="T6">the</text:span> flight <text:span text:style-name="T6">characteristics</text:span>. <text:span text:style-name="T7">If its too</text:span> heavy it won’t be able to take off or reduce your flight time. <text:span text:style-name="T7">There is a polynomial relationship between the weight and your flight time. </text:span></text:p>
      <text:p text:style-name="P1"/>
      <text:p text:style-name="P1">Flexibility is important in quadcopter design because it need<text:span text:style-name="T8">s</text:span> to be able to absorb impact <text:span text:style-name="T8">such as crashes or hard landings. Some crashes will be fatal no matter how good the design is. </text:span><text:s/>Impacts happen all the time and can be mitigated by good landing legs <text:span text:style-name="T8">and the frame being designed to absorb the impact.</text:span> <text:span text:style-name="T8">You want to have some f</text:span>lex <text:span text:style-name="T8">so the frame as a whole absorbs the impacts and this will also reduce vibration issues.</text:span></text:p>
      <text:p text:style-name="P1"/>
      <text:p text:style-name="P18"><text:soft-page-break/>Acrylic was a good example of this, every time I landed even lightly it would crack or shatter the frame. This could not be mitigated by legs because the material was just too brittle and did not have enough flex. </text:p>
      <text:p text:style-name="P18"/>
      <text:p text:style-name="P16"/>
      <text:p text:style-name="P17">### Material Properties in Summary </text:p>
      <text:p text:style-name="P1"/>
      <text:p text:style-name="P1">Acrylic</text:p>
      <text:list xml:id="list2086454583801428212" text:style-name="L1">
        <text:list-item>
          <text:p text:style-name="P19">Light </text:p>
        </text:list-item>
        <text:list-item>
          <text:p text:style-name="P19">Cheapish</text:p>
        </text:list-item>
        <text:list-item>
          <text:p text:style-name="P19">Brittle</text:p>
          <text:p text:style-name="P19"/>
        </text:list-item>
      </text:list>
      <text:p text:style-name="P1">Polycarbonate</text:p>
      <text:list xml:id="list6080215353144378977" text:style-name="L2">
        <text:list-item>
          <text:p text:style-name="P20">Heavier than acrylic </text:p>
        </text:list-item>
        <text:list-item>
          <text:p text:style-name="P20">incredibly strong </text:p>
        </text:list-item>
        <text:list-item>
          <text:p text:style-name="P20">cheaper that acrylic </text:p>
        </text:list-item>
        <text:list-item>
          <text:p text:style-name="P20">too flexible at 3mm thickness </text:p>
          <text:p text:style-name="P20"/>
        </text:list-item>
      </text:list>
      <text:p text:style-name="P1">Plywood</text:p>
      <text:list xml:id="list969575240153854267" text:style-name="L3">
        <text:list-item>
          <text:p text:style-name="P21">Strong</text:p>
        </text:list-item>
        <text:list-item>
          <text:p text:style-name="P21">Cheap </text:p>
        </text:list-item>
        <text:list-item>
          <text:p text:style-name="P21">Heavier that Acrylic </text:p>
          <text:p text:style-name="P21"/>
        </text:list-item>
      </text:list>
      <text:p text:style-name="P1">Bamboo Ply</text:p>
      <text:list xml:id="list2699186342936066939" text:style-name="L4">
        <text:list-item>
          <text:p text:style-name="P22">Light </text:p>
        </text:list-item>
        <text:list-item>
          <text:p text:style-name="P22">Strong but not as strong as normal plywood, needs to be reinforced</text:p>
        </text:list-item>
        <text:list-item>
          <text:p text:style-name="P22">more flexible than Acrylic </text:p>
        </text:list-item>
        <text:list-item>
          <text:p text:style-name="P22">bit more expensive than normal plywood</text:p>
        </text:list-item>
      </text:list>
      <text:p text:style-name="P1"/>
      <text:p text:style-name="P1">Carbon fibre – Ideal <text:span text:style-name="T8">for quadcopter frames light, strong </text:span>but so hard to cut and very expensive. It has a tendency to shatter and send shards everywhere. </text:p>
      <text:list xml:id="list5815776944567044164" text:style-name="L5">
        <text:list-item>
          <text:p text:style-name="P23">Light</text:p>
        </text:list-item>
        <text:list-item>
          <text:p text:style-name="P23">Strong</text:p>
        </text:list-item>
        <text:list-item>
          <text:p text:style-name="P23">Expensive </text:p>
        </text:list-item>
        <text:list-item>
          <text:p text:style-name="P23">Hard to cut</text:p>
        </text:list-item>
        <text:list-item>
          <text:p text:style-name="P23">on crashing shatters really badly. </text:p>
        </text:list-item>
      </text:list>
      <text:p text:style-name="P1"/>
      <text:p text:style-name="P1">## Conclusion</text:p>
      <text:p text:style-name="P1"/>
      <text:p text:style-name="P1">I hope that has given quick overview of design considerations going into building a quadcopter and rapid prototyping. </text:p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P4">New blog</text:p>
      <text:p text:style-name="Standard"/>
      <text:p text:style-name="Standard">### Design Issues</text:p>
      <text:p text:style-name="Standard"/>
      <text:p text:style-name="Standard">--Issues with cracking and spliting due to holes and cracking due to acylcy</text:p>
      <text:p text:style-name="Standard"/>
      <text:p text:style-name="Standard">--Making tihicker area around holes</text:p>
      <text:p text:style-name="Standard"/>
      <text:p text:style-name="Standard">--rounded eddges for coners as they are a point of snapping.</text:p>
      <text:p text:style-name="Standard"/>
      <text:p text:style-name="Standard">--shrinking the arms so to increase of coverage of air flow.</text:p>
      <text:p text:style-name="Standard"/>
      <text:p text:style-name="Standard">--working the materials short falls.</text:p>
      <text:p text:style-name="Standard"/>
      <text:p text:style-name="Standard">--Wire routing</text:p>
      <text:p text:style-name="Standard"/>
      <text:p text:style-name="P8"/>
      <text:p text:style-name="P5">Power compass compensation</text:p>
      <text:p text:style-name="P6"/>
      <text:p text:style-name="No_20_Spacing"><text:span text:style-name="T1">Raspbery Pi + </text:span>Navio+ <text:span text:style-name="T1">=</text:span> automatous rover. </text:p>
      <text:p text:style-name="No_20_Spacing"/>
      <text:p text:style-name="No_20_Spacing"/>
      <text:p text:style-name="No_20_Spacing">### PHOTO Of rover </text:p>
      <text:p text:style-name="No_20_Spacing"/>
      <text:p text:style-name="No_20_Spacing">### Why do this? Why not?</text:p>
      <text:p text:style-name="No_20_Spacing"/>
      <text:p text:style-name="No_20_Spacing">So I had this remote control car lying around my house and had recently bought the Navio+ flight controller for controlling a quadcopter. After playing around with this flight controller for a while I realised it would take a large amount of work to adapt it to my larger quadcopter. So I decided to mount it in the car to test it out. Since its using the Ardupilot it has heaps of support including phone apps to control it. I was excited about the Navio+ platform because it allows the PI to do other processing to control it instead of using a separate computer. </text:p>
      <text:p text:style-name="No_20_Spacing">Having a powerful quad core cpu on the PI allows the car to do the processing instead of an external computer. </text:p>
      <text:p text:style-name="No_20_Spacing">This means that it could do object recognising and camera based collision avoidance on the car. </text:p>
      <text:p text:style-name="No_20_Spacing"/>
      <text:p text:style-name="No_20_Spacing">### BOM (not including shipping)</text:p>
      <text:p text:style-name="No_20_Spacing"/>
      <text:p text:style-name="No_20_Spacing"># The Car http://www.hobbyking.com/hobbyking/store/__23465__1_10_Quanum_Skull_Crusher_2WD_Brushless_Monster_Truck_ARR_.html</text:p>
      <text:p text:style-name="No_20_Spacing">AUD $183.82 </text:p>
      <text:p text:style-name="No_20_Spacing"/>
      <text:p text:style-name="P3">## Navio+ Flight Controller, GPS antenna, Wirepack and power module. <text:s/>USD $213 http://www.emlid.com/</text:p>
      <text:p text:style-name="P3"/>
      <text:p text:style-name="P3">#Pi 2+ $35 USD http://www.element14.com/community/community/raspberry-pi/raspberrypi2</text:p>
      <text:p text:style-name="P3"/>
      <text:p text:style-name="P3">#WiFi dongle TP-Link TL-WN722N- AUD$18 Don’t just use any wifi dongle, <text:s/>make sure its compatible with the PI.</text:p>
      <text:p text:style-name="P3"/>
      <text:p text:style-name="P3">#RC controller make sure the receiver outputs CPPM as this is the only format supported by the Navio++. I use the FrSky Taranis+ with a D8R-XP receiver as this is what I had at home. This setup costs around AU$37 for the recivert and the transmitter costs about $300. </text:p>
      <text:p text:style-name="P3"/>
      <text:p text:style-name="P3"># Xbee modules. (Optional) </text:p>
      <text:p text:style-name="P3"/>
      <text:p text:style-name="P3"/>
      <text:p text:style-name="P3"/>
      <text:p text:style-name="P3"/>
      <text:p text:style-name="P7"/>
      <text:p text:style-name="No_20_Spacing">##Compiling Ardupliot on the PI</text:p>
      <text:p text:style-name="No_20_Spacing"/>
      <text:p text:style-name="No_20_Spacing">Instructions on how to update the gcc and g++ versions on the PI 2+ </text:p>
      <text:p text:style-name="No_20_Spacing"><text:a xlink:type="simple" xlink:href="https://somewideopenspace.wordpress.com/2014/02/28/gcc-4-8-on-raspberry-pi-wheezy/" office:target-frame-name="_top" xlink:show="replace"><text:span text:style-name="Hyperlink">https://somewideopenspace.wordpress.com/2014/02/28/gcc-4-8-on-raspberry-pi-wheezy/</text:span></text:a></text:p>
      <text:p text:style-name="No_20_Spacing"/>
      <text:p text:style-name="No_20_Spacing">This needs to be done as the <text:a xlink:type="simple" xlink:href="https://github.com/diydrones/ardupilot" office:target-frame-name="_top" xlink:show="replace"><text:span text:style-name="Hyperlink">https://github.com/diydrones/ardupilot</text:span></text:a> build requires later versions of gcc to build correctly.</text:p>
      <text:p text:style-name="No_20_Spacing"/>
      <text:p text:style-name="No_20_Spacing">You will also need to remap the make file to use the local gcc not the crossed complied version.</text:p>
      <text:p text:style-name="No_20_Spacing">I forgot to add you will also need to change the /mk/find_tools.mk and find the navio lines.</text:p>
      <text:p text:style-name="No_20_Spacing"/>
      <text:p text:style-name="No_20_Spacing">Toolchains for Raspberry Pi</text:p>
      <text:p text:style-name="No_20_Spacing"/>
      <text:p text:style-name="No_20_Spacing">RPI_CXX := arm-linux-gnueabihf-g++<text:line-break/>RPI_CC := arm-linux-gnueabihf-gcc<text:line-break/>RPI_AS := arm-linux-gnueabihf-gcc<text:line-break/>RPI_AR := arm-linux-gnueabihf-ar<text:line-break/>RPI_LD := arm-linux-gnueabihf-g++<text:line-break/>RPI_GDB := arm-linux-gnueabihf-gdb<text:line-break/>RPI_OBJCOPY := arm-linux-gnueabihf-obj</text:p>
      <text:p text:style-name="No_20_Spacing"/>
      <text:p text:style-name="No_20_Spacing">and change it to</text:p>
      <text:p text:style-name="No_20_Spacing"/>
      <text:p text:style-name="No_20_Spacing">Toolchains for Raspberry Pi</text:p>
      <text:p text:style-name="No_20_Spacing">RPI_CXX := g++<text:line-break/>RPI_CC := gcc<text:line-break/>RPI_AS := gcc<text:line-break/>RPI_AR := ar<text:line-break/>RPI_LD := g++<text:line-break/>RPI_GDB := gdb<text:line-break/>RPI_OBJCOPY := obj</text:p>
      <text:p text:style-name="No_20_Spacing"/>
      <text:p text:style-name="No_20_Spacing">## Setting up the Autostartup for Ardupilot</text:p>
      <text:p text:style-name="No_20_Spacing"/>
      <text:p text:style-name="No_20_Spacing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Roboto Slab" svg:font-family="'Roboto Slab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AU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AU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en" style:country-asian="AU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No_20_Spacing" style:display-name="No Spacing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stock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n" style:country-asian="AU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n" style:country-asian="AU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amount" style:family="text" style:parent-style-name="Default_20_Paragraph_20_Fon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en" style:country-asian="AU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adric </meta:initial-creator>
    <dc:creator>adric </dc:creator>
    <meta:creation-date>2015-08-19T20:49:00Z</meta:creation-date>
    <dc:date>2015-08-27T23:58:45.886941882</dc:date>
    <meta:editing-cycles>17</meta:editing-cycles>
    <meta:editing-duration>PT8H32M51S</meta:editing-duration>
    <meta:document-statistic meta:table-count="0" meta:image-count="0" meta:object-count="0" meta:page-count="6" meta:paragraph-count="86" meta:word-count="1109" meta:character-count="6615" meta:non-whitespace-character-count="5579"/>
    <meta:template xlink:type="simple" xlink:actuate="onRequest" xlink:title="" xlink:href="Normal.dotm"/>
  </office:meta>
</office:document-meta>
</file>